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6.71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41.16pt"/>
    </style:style>
    <style:style style:name="co4" style:family="table-column">
      <style:table-column-properties fo:break-before="auto" style:column-width="35.7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/>
      <table:table table:name="20170608_14:59:24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5" table:default-cell-style-name="ce1"/>
        <table:table-row table:style-name="ro1">
          <table:table-cell office:value-type="string" calcext:value-type="string">
            <text:p>0:8:b9:18:54:e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fc:52:8d:5e:8c:c1</text:p>
          </table:table-cell>
          <table:table-cell office:value-type="float" office:value="8" calcext:value-type="float">
            <text:p>8</text:p>
          </table:table-cell>
          <table:table-cell office:value-type="float" office:value="178989" calcext:value-type="float">
            <text:p>178989</text:p>
          </table:table-cell>
          <table:table-cell office:value-type="float" office:value="178768" calcext:value-type="float">
            <text:p>178768</text:p>
          </table:table-cell>
          <table:table-cell office:value-type="float" office:value="221" calcext:value-type="float">
            <text:p>221</text:p>
          </table:table-cell>
          <table:table-cell/>
          <table:table-cell office:value-type="float" office:value="38481" calcext:value-type="float">
            <text:p>38481</text:p>
          </table:table-cell>
          <table:table-cell office:value-type="float" office:value="38456" calcext:value-type="float">
            <text:p>3845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1693" calcext:value-type="float">
            <text:p>31693</text:p>
          </table:table-cell>
          <table:table-cell office:value-type="float" office:value="31677" calcext:value-type="float">
            <text:p>3167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M2]/([.E2]+[.I2]+[.M2])" office:value-type="percentage" office:value="0.0610687022900763" calcext:value-type="percentage">
            <text:p>6.11%</text:p>
          </table:table-cell>
        </table:table-row>
        <table:table-row table:style-name="ro1">
          <table:table-cell office:value-type="string" calcext:value-type="string">
            <text:p>e0:ca:94:85:82:79</text:p>
          </table:table-cell>
          <table:table-cell office:value-type="float" office:value="8" calcext:value-type="float">
            <text:p>8</text:p>
          </table:table-cell>
          <table:table-cell office:value-type="float" office:value="166100" calcext:value-type="float">
            <text:p>166100</text:p>
          </table:table-cell>
          <table:table-cell office:value-type="float" office:value="165890" calcext:value-type="float">
            <text:p>165890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50049" calcext:value-type="float">
            <text:p>50049</text:p>
          </table:table-cell>
          <table:table-cell office:value-type="float" office:value="50029" calcext:value-type="float">
            <text:p>50029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673" calcext:value-type="float">
            <text:p>25673</text:p>
          </table:table-cell>
          <table:table-cell office:value-type="float" office:value="25669" calcext:value-type="float">
            <text:p>2566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M3]/([.E3]+[.I3]+[.M3])" office:value-type="percentage" office:value="0.0170940170940171" calcext:value-type="percentage">
            <text:p>1.71%</text:p>
          </table:table-cell>
        </table:table-row>
        <table:table-row table:style-name="ro1">
          <table:table-cell office:value-type="string" calcext:value-type="string">
            <text:p>e0:ca:94:85:82:70</text:p>
          </table:table-cell>
          <table:table-cell office:value-type="float" office:value="8" calcext:value-type="float">
            <text:p>8</text:p>
          </table:table-cell>
          <table:table-cell office:value-type="float" office:value="784176" calcext:value-type="float">
            <text:p>784176</text:p>
          </table:table-cell>
          <table:table-cell office:value-type="float" office:value="193278" calcext:value-type="float">
            <text:p>193278</text:p>
          </table:table-cell>
          <table:table-cell office:value-type="float" office:value="590898" calcext:value-type="float">
            <text:p>590898</text:p>
          </table:table-cell>
          <table:table-cell/>
          <table:table-cell office:value-type="float" office:value="66031" calcext:value-type="float">
            <text:p>66031</text:p>
          </table:table-cell>
          <table:table-cell office:value-type="float" office:value="44580" calcext:value-type="float">
            <text:p>44580</text:p>
          </table:table-cell>
          <table:table-cell office:value-type="float" office:value="21451" calcext:value-type="float">
            <text:p>21451</text:p>
          </table:table-cell>
          <table:table-cell/>
          <table:table-cell office:value-type="float" office:value="54042" calcext:value-type="float">
            <text:p>54042</text:p>
          </table:table-cell>
          <table:table-cell office:value-type="float" office:value="29940" calcext:value-type="float">
            <text:p>29940</text:p>
          </table:table-cell>
          <table:table-cell office:value-type="float" office:value="24102" calcext:value-type="float">
            <text:p>24102</text:p>
          </table:table-cell>
          <table:table-cell/>
          <table:table-cell table:formula="of:=[.M4]/([.E4]+[.I4]+[.M4])" office:value-type="percentage" office:value="0.0378693725047176" calcext:value-type="percentage">
            <text:p>3.79%</text:p>
          </table:table-cell>
        </table:table-row>
        <table:table-row table:style-name="ro1">
          <table:table-cell office:value-type="string" calcext:value-type="string">
            <text:p>8:eb:74:bc:b:c0</text:p>
          </table:table-cell>
          <table:table-cell office:value-type="float" office:value="8" calcext:value-type="float">
            <text:p>8</text:p>
          </table:table-cell>
          <table:table-cell office:value-type="float" office:value="156820" calcext:value-type="float">
            <text:p>156820</text:p>
          </table:table-cell>
          <table:table-cell office:value-type="float" office:value="156600" calcext:value-type="float">
            <text:p>15660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50479" calcext:value-type="float">
            <text:p>50479</text:p>
          </table:table-cell>
          <table:table-cell office:value-type="float" office:value="50453" calcext:value-type="float">
            <text:p>5045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6781" calcext:value-type="float">
            <text:p>26781</text:p>
          </table:table-cell>
          <table:table-cell office:value-type="float" office:value="26771" calcext:value-type="float">
            <text:p>2677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M5]/([.E5]+[.I5]+[.M5])" office:value-type="percentage" office:value="0.0390625" calcext:value-type="percentage">
            <text:p>3.91%</text:p>
          </table:table-cell>
        </table:table-row>
        <table:table-row table:style-name="ro1">
          <table:table-cell office:value-type="string" calcext:value-type="string">
            <text:p>8:eb:74:bc:c:a4</text:p>
          </table:table-cell>
          <table:table-cell office:value-type="float" office:value="8" calcext:value-type="float">
            <text:p>8</text:p>
          </table:table-cell>
          <table:table-cell office:value-type="float" office:value="158360" calcext:value-type="float">
            <text:p>158360</text:p>
          </table:table-cell>
          <table:table-cell office:value-type="float" office:value="158145" calcext:value-type="float">
            <text:p>158145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9619" calcext:value-type="float">
            <text:p>49619</text:p>
          </table:table-cell>
          <table:table-cell office:value-type="float" office:value="49587" calcext:value-type="float">
            <text:p>4958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6831" calcext:value-type="float">
            <text:p>26831</text:p>
          </table:table-cell>
          <table:table-cell office:value-type="float" office:value="26823" calcext:value-type="float">
            <text:p>2682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M6]/([.E6]+[.I6]+[.M6])" office:value-type="percentage" office:value="0.0313725490196078" calcext:value-type="percentage">
            <text:p>3.14%</text:p>
          </table:table-cell>
        </table:table-row>
        <table:table-row table:style-name="ro1">
          <table:table-cell office:value-type="string" calcext:value-type="string">
            <text:p>fc:52:8d:5e:95:4c</text:p>
          </table:table-cell>
          <table:table-cell office:value-type="float" office:value="8" calcext:value-type="float">
            <text:p>8</text:p>
          </table:table-cell>
          <table:table-cell office:value-type="float" office:value="172640" calcext:value-type="float">
            <text:p>172640</text:p>
          </table:table-cell>
          <table:table-cell office:value-type="float" office:value="172363" calcext:value-type="float">
            <text:p>172363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51097" calcext:value-type="float">
            <text:p>51097</text:p>
          </table:table-cell>
          <table:table-cell office:value-type="float" office:value="51060" calcext:value-type="float">
            <text:p>51060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1648" calcext:value-type="float">
            <text:p>31648</text:p>
          </table:table-cell>
          <table:table-cell office:value-type="float" office:value="31639" calcext:value-type="float">
            <text:p>31639</text:p>
          </table:table-cell>
          <table:table-cell office:value-type="float" office:value="9" calcext:value-type="float">
            <text:p>9</text:p>
          </table:table-cell>
          <table:table-cell/>
          <table:table-cell table:formula="of:=[.M7]/([.E7]+[.I7]+[.M7])" office:value-type="percentage" office:value="0.0278637770897833" calcext:value-type="percentage">
            <text:p>2.79%</text:p>
          </table:table-cell>
        </table:table-row>
        <table:table-row table:style-name="ro1">
          <table:table-cell office:value-type="string" calcext:value-type="string">
            <text:p>fc:52:8d:5e:88:65</text:p>
          </table:table-cell>
          <table:table-cell office:value-type="float" office:value="8" calcext:value-type="float">
            <text:p>8</text:p>
          </table:table-cell>
          <table:table-cell office:value-type="float" office:value="167961" calcext:value-type="float">
            <text:p>167961</text:p>
          </table:table-cell>
          <table:table-cell office:value-type="float" office:value="167742" calcext:value-type="float">
            <text:p>167742</text:p>
          </table:table-cell>
          <table:table-cell office:value-type="float" office:value="219" calcext:value-type="float">
            <text:p>219</text:p>
          </table:table-cell>
          <table:table-cell/>
          <table:table-cell office:value-type="float" office:value="46992" calcext:value-type="float">
            <text:p>46992</text:p>
          </table:table-cell>
          <table:table-cell office:value-type="float" office:value="46966" calcext:value-type="float">
            <text:p>46966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2061" calcext:value-type="float">
            <text:p>32061</text:p>
          </table:table-cell>
          <table:table-cell office:value-type="float" office:value="32048" calcext:value-type="float">
            <text:p>3204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M8]/([.E8]+[.I8]+[.M8])" office:value-type="percentage" office:value="0.0503875968992248" calcext:value-type="percentage">
            <text:p>5.04%</text:p>
          </table:table-cell>
        </table:table-row>
        <table:table-row table:style-name="ro1">
          <table:table-cell office:value-type="string" calcext:value-type="string">
            <text:p>fc:52:8d:5e:8f:fd</text:p>
          </table:table-cell>
          <table:table-cell office:value-type="float" office:value="8" calcext:value-type="float">
            <text:p>8</text:p>
          </table:table-cell>
          <table:table-cell office:value-type="float" office:value="792686" calcext:value-type="float">
            <text:p>792686</text:p>
          </table:table-cell>
          <table:table-cell office:value-type="float" office:value="208245" calcext:value-type="float">
            <text:p>208245</text:p>
          </table:table-cell>
          <table:table-cell office:value-type="float" office:value="584441" calcext:value-type="float">
            <text:p>584441</text:p>
          </table:table-cell>
          <table:table-cell/>
          <table:table-cell office:value-type="float" office:value="78381" calcext:value-type="float">
            <text:p>78381</text:p>
          </table:table-cell>
          <table:table-cell office:value-type="float" office:value="57510" calcext:value-type="float">
            <text:p>57510</text:p>
          </table:table-cell>
          <table:table-cell office:value-type="float" office:value="20871" calcext:value-type="float">
            <text:p>20871</text:p>
          </table:table-cell>
          <table:table-cell/>
          <table:table-cell office:value-type="float" office:value="58259" calcext:value-type="float">
            <text:p>58259</text:p>
          </table:table-cell>
          <table:table-cell office:value-type="float" office:value="32861" calcext:value-type="float">
            <text:p>32861</text:p>
          </table:table-cell>
          <table:table-cell office:value-type="float" office:value="25398" calcext:value-type="float">
            <text:p>25398</text:p>
          </table:table-cell>
          <table:table-cell/>
          <table:table-cell table:formula="of:=[.M9]/([.E9]+[.I9]+[.M9])" office:value-type="percentage" office:value="0.0402689032994562" calcext:value-type="percentage">
            <text:p>4.03%</text:p>
          </table:table-cell>
        </table:table-row>
        <table:table-row table:style-name="ro1">
          <table:table-cell office:value-type="string" calcext:value-type="string">
            <text:p>fc:52:8d:5e:90:2a</text:p>
          </table:table-cell>
          <table:table-cell office:value-type="float" office:value="8" calcext:value-type="float">
            <text:p>8</text:p>
          </table:table-cell>
          <table:table-cell office:value-type="float" office:value="185391" calcext:value-type="float">
            <text:p>185391</text:p>
          </table:table-cell>
          <table:table-cell office:value-type="float" office:value="185113" calcext:value-type="float">
            <text:p>18511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49057" calcext:value-type="float">
            <text:p>49057</text:p>
          </table:table-cell>
          <table:table-cell office:value-type="float" office:value="49030" calcext:value-type="float">
            <text:p>49030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326" calcext:value-type="float">
            <text:p>30326</text:p>
          </table:table-cell>
          <table:table-cell office:value-type="float" office:value="30314" calcext:value-type="float">
            <text:p>3031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M10]/([.E10]+[.I10]+[.M10])" office:value-type="percentage" office:value="0.0378548895899054" calcext:value-type="percentage">
            <text:p>3.79%</text:p>
          </table:table-cell>
        </table:table-row>
        <table:table-row table:style-name="ro1">
          <table:table-cell office:value-type="string" calcext:value-type="string">
            <text:p>fc:52:8d:5e:8c:94</text:p>
          </table:table-cell>
          <table:table-cell office:value-type="float" office:value="8" calcext:value-type="float">
            <text:p>8</text:p>
          </table:table-cell>
          <table:table-cell office:value-type="float" office:value="181728" calcext:value-type="float">
            <text:p>181728</text:p>
          </table:table-cell>
          <table:table-cell office:value-type="float" office:value="181522" calcext:value-type="float">
            <text:p>181522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46860" calcext:value-type="float">
            <text:p>46860</text:p>
          </table:table-cell>
          <table:table-cell office:value-type="float" office:value="46844" calcext:value-type="float">
            <text:p>46844</text:p>
          </table:table-cell>
          <table:table-cell office:value-type="float" office:value="16" calcext:value-type="float">
            <text:p>16</text:p>
          </table:table-cell>
          <table:table-cell/>
          <table:table-cell table:number-columns-repeated="2" office:value-type="float" office:value="30466" calcext:value-type="float">
            <text:p>3046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M11]/([.E11]+[.I11]+[.M11])" office:value-type="percentage" office:value="0" calcext:value-type="percentage">
            <text:p>0.00%</text:p>
          </table:table-cell>
        </table:table-row>
        <table:table-row table:style-name="ro1">
          <table:table-cell office:value-type="string" calcext:value-type="string">
            <text:p>fc:52:8d:5e:8c:79</text:p>
          </table:table-cell>
          <table:table-cell office:value-type="float" office:value="8" calcext:value-type="float">
            <text:p>8</text:p>
          </table:table-cell>
          <table:table-cell office:value-type="float" office:value="779131" calcext:value-type="float">
            <text:p>779131</text:p>
          </table:table-cell>
          <table:table-cell office:value-type="float" office:value="190992" calcext:value-type="float">
            <text:p>190992</text:p>
          </table:table-cell>
          <table:table-cell office:value-type="float" office:value="588139" calcext:value-type="float">
            <text:p>588139</text:p>
          </table:table-cell>
          <table:table-cell/>
          <table:table-cell office:value-type="float" office:value="66915" calcext:value-type="float">
            <text:p>66915</text:p>
          </table:table-cell>
          <table:table-cell office:value-type="float" office:value="46647" calcext:value-type="float">
            <text:p>46647</text:p>
          </table:table-cell>
          <table:table-cell office:value-type="float" office:value="20268" calcext:value-type="float">
            <text:p>20268</text:p>
          </table:table-cell>
          <table:table-cell/>
          <table:table-cell office:value-type="float" office:value="56567" calcext:value-type="float">
            <text:p>56567</text:p>
          </table:table-cell>
          <table:table-cell office:value-type="float" office:value="29763" calcext:value-type="float">
            <text:p>29763</text:p>
          </table:table-cell>
          <table:table-cell office:value-type="float" office:value="26804" calcext:value-type="float">
            <text:p>26804</text:p>
          </table:table-cell>
          <table:table-cell/>
          <table:table-cell table:formula="of:=[.M12]/([.E12]+[.I12]+[.M12])" office:value-type="percentage" office:value="0.0421970022559433" calcext:value-type="percentage">
            <text:p>4.22%</text:p>
          </table:table-cell>
        </table:table-row>
        <table:table-row table:style-name="ro1">
          <table:table-cell office:value-type="string" calcext:value-type="string">
            <text:p>fc:52:8d:5e:8c:af</text:p>
          </table:table-cell>
          <table:table-cell office:value-type="float" office:value="8" calcext:value-type="float">
            <text:p>8</text:p>
          </table:table-cell>
          <table:table-cell office:value-type="float" office:value="170200" calcext:value-type="float">
            <text:p>1702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49439" calcext:value-type="float">
            <text:p>49439</text:p>
          </table:table-cell>
          <table:table-cell office:value-type="float" office:value="49403" calcext:value-type="float">
            <text:p>4940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32486" calcext:value-type="float">
            <text:p>32486</text:p>
          </table:table-cell>
          <table:table-cell office:value-type="float" office:value="32480" calcext:value-type="float">
            <text:p>3248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M13]/([.E13]+[.I13]+[.M13])" office:value-type="percentage" office:value="0.0247933884297521" calcext:value-type="percentage">
            <text:p>2.48%</text:p>
          </table:table-cell>
        </table:table-row>
        <table:table-row table:style-name="ro1">
          <table:table-cell office:value-type="string" calcext:value-type="string">
            <text:p>fc:52:8d:5e:8c:28</text:p>
          </table:table-cell>
          <table:table-cell office:value-type="float" office:value="8" calcext:value-type="float">
            <text:p>8</text:p>
          </table:table-cell>
          <table:table-cell office:value-type="float" office:value="767074" calcext:value-type="float">
            <text:p>767074</text:p>
          </table:table-cell>
          <table:table-cell office:value-type="float" office:value="201011" calcext:value-type="float">
            <text:p>201011</text:p>
          </table:table-cell>
          <table:table-cell office:value-type="float" office:value="566063" calcext:value-type="float">
            <text:p>566063</text:p>
          </table:table-cell>
          <table:table-cell/>
          <table:table-cell office:value-type="float" office:value="73534" calcext:value-type="float">
            <text:p>73534</text:p>
          </table:table-cell>
          <table:table-cell office:value-type="float" office:value="53613" calcext:value-type="float">
            <text:p>53613</text:p>
          </table:table-cell>
          <table:table-cell office:value-type="float" office:value="19921" calcext:value-type="float">
            <text:p>19921</text:p>
          </table:table-cell>
          <table:table-cell/>
          <table:table-cell office:value-type="float" office:value="59012" calcext:value-type="float">
            <text:p>59012</text:p>
          </table:table-cell>
          <table:table-cell office:value-type="float" office:value="33367" calcext:value-type="float">
            <text:p>33367</text:p>
          </table:table-cell>
          <table:table-cell office:value-type="float" office:value="25645" calcext:value-type="float">
            <text:p>25645</text:p>
          </table:table-cell>
          <table:table-cell/>
          <table:table-cell table:formula="of:=[.M14]/([.E14]+[.I14]+[.M14])" office:value-type="percentage" office:value="0.041929012522297" calcext:value-type="percentage">
            <text:p>4.19%</text:p>
          </table:table-cell>
        </table:table-row>
        <table:table-row table:style-name="ro1">
          <table:table-cell office:value-type="string" calcext:value-type="string">
            <text:p>fc:52:8d:5e:88:2</text:p>
          </table:table-cell>
          <table:table-cell office:value-type="float" office:value="8" calcext:value-type="float">
            <text:p>8</text:p>
          </table:table-cell>
          <table:table-cell office:value-type="float" office:value="167578" calcext:value-type="float">
            <text:p>167578</text:p>
          </table:table-cell>
          <table:table-cell office:value-type="float" office:value="167377" calcext:value-type="float">
            <text:p>167377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49280" calcext:value-type="float">
            <text:p>49280</text:p>
          </table:table-cell>
          <table:table-cell office:value-type="float" office:value="49256" calcext:value-type="float">
            <text:p>4925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31636" calcext:value-type="float">
            <text:p>31636</text:p>
          </table:table-cell>
          <table:table-cell office:value-type="float" office:value="31628" calcext:value-type="float">
            <text:p>31628</text:p>
          </table:table-cell>
          <table:table-cell office:value-type="float" office:value="8" calcext:value-type="float">
            <text:p>8</text:p>
          </table:table-cell>
          <table:table-cell/>
          <table:table-cell table:formula="of:=[.M15]/([.E15]+[.I15]+[.M15])" office:value-type="percentage" office:value="0.0343347639484979" calcext:value-type="percentage">
            <text:p>3.43%</text:p>
          </table:table-cell>
        </table:table-row>
        <table:table-row table:style-name="ro1">
          <table:table-cell office:value-type="string" calcext:value-type="string">
            <text:p>8:eb:74:bc:c:8c</text:p>
          </table:table-cell>
          <table:table-cell office:value-type="float" office:value="8" calcext:value-type="float">
            <text:p>8</text:p>
          </table:table-cell>
          <table:table-cell office:value-type="float" office:value="154453" calcext:value-type="float">
            <text:p>154453</text:p>
          </table:table-cell>
          <table:table-cell office:value-type="float" office:value="154243" calcext:value-type="float">
            <text:p>15424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52332" calcext:value-type="float">
            <text:p>52332</text:p>
          </table:table-cell>
          <table:table-cell office:value-type="float" office:value="52311" calcext:value-type="float">
            <text:p>52311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649" calcext:value-type="float">
            <text:p>26649</text:p>
          </table:table-cell>
          <table:table-cell office:value-type="float" office:value="26647" calcext:value-type="float">
            <text:p>266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M16]/([.E16]+[.I16]+[.M16])" office:value-type="percentage" office:value="0.00858369098712446" calcext:value-type="percentage">
            <text:p>0.86%</text:p>
          </table:table-cell>
        </table:table-row>
        <table:table-row table:style-name="ro1">
          <table:table-cell office:value-type="string" calcext:value-type="string">
            <text:p>8:eb:74:bc:b:d8</text:p>
          </table:table-cell>
          <table:table-cell office:value-type="float" office:value="8" calcext:value-type="float">
            <text:p>8</text:p>
          </table:table-cell>
          <table:table-cell office:value-type="float" office:value="151993" calcext:value-type="float">
            <text:p>151993</text:p>
          </table:table-cell>
          <table:table-cell office:value-type="float" office:value="151767" calcext:value-type="float">
            <text:p>151767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8116" calcext:value-type="float">
            <text:p>48116</text:p>
          </table:table-cell>
          <table:table-cell office:value-type="float" office:value="48088" calcext:value-type="float">
            <text:p>48088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27812" calcext:value-type="float">
            <text:p>27812</text:p>
          </table:table-cell>
          <table:table-cell office:value-type="float" office:value="27802" calcext:value-type="float">
            <text:p>2780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M17]/([.E17]+[.I17]+[.M17])" office:value-type="percentage" office:value="0.0378787878787879" calcext:value-type="percentage">
            <text:p>3.79%</text:p>
          </table:table-cell>
        </table:table-row>
        <table:table-row table:style-name="ro1">
          <table:table-cell office:value-type="string" calcext:value-type="string">
            <text:p>8:eb:74:bc:b:b4</text:p>
          </table:table-cell>
          <table:table-cell office:value-type="float" office:value="8" calcext:value-type="float">
            <text:p>8</text:p>
          </table:table-cell>
          <table:table-cell office:value-type="float" office:value="153286" calcext:value-type="float">
            <text:p>153286</text:p>
          </table:table-cell>
          <table:table-cell office:value-type="float" office:value="153056" calcext:value-type="float">
            <text:p>15305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49465" calcext:value-type="float">
            <text:p>49465</text:p>
          </table:table-cell>
          <table:table-cell office:value-type="float" office:value="49448" calcext:value-type="float">
            <text:p>4944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7133" calcext:value-type="float">
            <text:p>27133</text:p>
          </table:table-cell>
          <table:table-cell office:value-type="float" office:value="27129" calcext:value-type="float">
            <text:p>2712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M18]/([.E18]+[.I18]+[.M18])" office:value-type="percentage" office:value="0.0159362549800797" calcext:value-type="percentage">
            <text:p>1.59%</text:p>
          </table:table-cell>
        </table:table-row>
        <table:table-row table:style-name="ro1">
          <table:table-cell office:value-type="string" calcext:value-type="string">
            <text:p>e0:ca:94:85:82:82</text:p>
          </table:table-cell>
          <table:table-cell office:value-type="float" office:value="8" calcext:value-type="float">
            <text:p>8</text:p>
          </table:table-cell>
          <table:table-cell office:value-type="float" office:value="154725" calcext:value-type="float">
            <text:p>154725</text:p>
          </table:table-cell>
          <table:table-cell office:value-type="float" office:value="154507" calcext:value-type="float">
            <text:p>154507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49497" calcext:value-type="float">
            <text:p>49497</text:p>
          </table:table-cell>
          <table:table-cell office:value-type="float" office:value="49466" calcext:value-type="float">
            <text:p>49466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7352" calcext:value-type="float">
            <text:p>27352</text:p>
          </table:table-cell>
          <table:table-cell office:value-type="float" office:value="27337" calcext:value-type="float">
            <text:p>27337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M19]/([.E19]+[.I19]+[.M19])" office:value-type="percentage" office:value="0.0568181818181818" calcext:value-type="percentage">
            <text:p>5.68%</text:p>
          </table:table-cell>
        </table:table-row>
        <table:table-row table:style-name="ro1">
          <table:table-cell office:value-type="string" calcext:value-type="string">
            <text:p>8:eb:74:bc:c:8</text:p>
          </table:table-cell>
          <table:table-cell office:value-type="float" office:value="8" calcext:value-type="float">
            <text:p>8</text:p>
          </table:table-cell>
          <table:table-cell office:value-type="float" office:value="163554" calcext:value-type="float">
            <text:p>163554</text:p>
          </table:table-cell>
          <table:table-cell office:value-type="float" office:value="163337" calcext:value-type="float">
            <text:p>163337</text:p>
          </table:table-cell>
          <table:table-cell office:value-type="float" office:value="217" calcext:value-type="float">
            <text:p>217</text:p>
          </table:table-cell>
          <table:table-cell/>
          <table:table-cell office:value-type="float" office:value="42412" calcext:value-type="float">
            <text:p>42412</text:p>
          </table:table-cell>
          <table:table-cell office:value-type="float" office:value="42389" calcext:value-type="float">
            <text:p>4238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6701" calcext:value-type="float">
            <text:p>26701</text:p>
          </table:table-cell>
          <table:table-cell office:value-type="float" office:value="26688" calcext:value-type="float">
            <text:p>2668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M20]/([.E20]+[.I20]+[.M20])" office:value-type="percentage" office:value="0.0513833992094862" calcext:value-type="percentage">
            <text:p>5.14%</text:p>
          </table:table-cell>
        </table:table-row>
        <table:table-row table:style-name="ro1">
          <table:table-cell office:value-type="string" calcext:value-type="string">
            <text:p>fc:4a:e9:9:ee:e3</text:p>
          </table:table-cell>
          <table:table-cell office:value-type="float" office:value="8" calcext:value-type="float">
            <text:p>8</text:p>
          </table:table-cell>
          <table:table-cell office:value-type="float" office:value="157582" calcext:value-type="float">
            <text:p>157582</text:p>
          </table:table-cell>
          <table:table-cell office:value-type="float" office:value="157400" calcext:value-type="float">
            <text:p>15740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47570" calcext:value-type="float">
            <text:p>47570</text:p>
          </table:table-cell>
          <table:table-cell office:value-type="float" office:value="47530" calcext:value-type="float">
            <text:p>475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6213" calcext:value-type="float">
            <text:p>26213</text:p>
          </table:table-cell>
          <table:table-cell office:value-type="float" office:value="26209" calcext:value-type="float">
            <text:p>2620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M21]/([.E21]+[.I21]+[.M21])" office:value-type="percentage" office:value="0.0176991150442478" calcext:value-type="percentage">
            <text:p>1.77%</text:p>
          </table:table-cell>
        </table:table-row>
        <table:table-row table:style-name="ro1">
          <table:table-cell office:value-type="string" calcext:value-type="string">
            <text:p>fc:4a:e9:9:ee:b6</text:p>
          </table:table-cell>
          <table:table-cell office:value-type="float" office:value="8" calcext:value-type="float">
            <text:p>8</text:p>
          </table:table-cell>
          <table:table-cell office:value-type="float" office:value="151181" calcext:value-type="float">
            <text:p>151181</text:p>
          </table:table-cell>
          <table:table-cell office:value-type="float" office:value="150968" calcext:value-type="float">
            <text:p>150968</text:p>
          </table:table-cell>
          <table:table-cell office:value-type="float" office:value="213" calcext:value-type="float">
            <text:p>213</text:p>
          </table:table-cell>
          <table:table-cell/>
          <table:table-cell office:value-type="float" office:value="48284" calcext:value-type="float">
            <text:p>48284</text:p>
          </table:table-cell>
          <table:table-cell office:value-type="float" office:value="48252" calcext:value-type="float">
            <text:p>4825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7452" calcext:value-type="float">
            <text:p>27452</text:p>
          </table:table-cell>
          <table:table-cell office:value-type="float" office:value="27424" calcext:value-type="float">
            <text:p>27424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.M22]/([.E22]+[.I22]+[.M22])" office:value-type="percentage" office:value="0.102564102564103" calcext:value-type="percentage">
            <text:p>10.26%</text:p>
          </table:table-cell>
        </table:table-row>
        <table:table-row table:style-name="ro1">
          <table:table-cell office:value-type="string" calcext:value-type="string">
            <text:p>fc:4a:e9:9:ee:b3</text:p>
          </table:table-cell>
          <table:table-cell office:value-type="float" office:value="8" calcext:value-type="float">
            <text:p>8</text:p>
          </table:table-cell>
          <table:table-cell office:value-type="float" office:value="151245" calcext:value-type="float">
            <text:p>151245</text:p>
          </table:table-cell>
          <table:table-cell office:value-type="float" office:value="151037" calcext:value-type="float">
            <text:p>151037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48653" calcext:value-type="float">
            <text:p>48653</text:p>
          </table:table-cell>
          <table:table-cell office:value-type="float" office:value="48629" calcext:value-type="float">
            <text:p>4862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7455" calcext:value-type="float">
            <text:p>27455</text:p>
          </table:table-cell>
          <table:table-cell office:value-type="float" office:value="27442" calcext:value-type="float">
            <text:p>27442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M23]/([.E23]+[.I23]+[.M23])" office:value-type="percentage" office:value="0.0530612244897959" calcext:value-type="percentage">
            <text:p>5.31%</text:p>
          </table:table-cell>
        </table:table-row>
        <table:table-row table:style-name="ro1">
          <table:table-cell office:value-type="string" calcext:value-type="string">
            <text:p>fc:4a:e9:9:ee:bf</text:p>
          </table:table-cell>
          <table:table-cell office:value-type="float" office:value="8" calcext:value-type="float">
            <text:p>8</text:p>
          </table:table-cell>
          <table:table-cell office:value-type="float" office:value="161110" calcext:value-type="float">
            <text:p>161110</text:p>
          </table:table-cell>
          <table:table-cell office:value-type="float" office:value="160915" calcext:value-type="float">
            <text:p>160915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45334" calcext:value-type="float">
            <text:p>45334</text:p>
          </table:table-cell>
          <table:table-cell office:value-type="float" office:value="45300" calcext:value-type="float">
            <text:p>453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006" calcext:value-type="float">
            <text:p>26006</text:p>
          </table:table-cell>
          <table:table-cell office:value-type="float" office:value="26001" calcext:value-type="float">
            <text:p>26001</text:p>
          </table:table-cell>
          <table:table-cell office:value-type="float" office:value="5" calcext:value-type="float">
            <text:p>5</text:p>
          </table:table-cell>
          <table:table-cell/>
          <table:table-cell table:formula="of:=[.M24]/([.E24]+[.I24]+[.M24])" office:value-type="percentage" office:value="0.0213675213675214" calcext:value-type="percentage">
            <text:p>2.14%</text:p>
          </table:table-cell>
        </table:table-row>
        <table:table-row table:style-name="ro1">
          <table:table-cell office:value-type="string" calcext:value-type="string">
            <text:p>fc:4a:e9:9:ee:ad</text:p>
          </table:table-cell>
          <table:table-cell office:value-type="float" office:value="8" calcext:value-type="float">
            <text:p>8</text:p>
          </table:table-cell>
          <table:table-cell office:value-type="float" office:value="126078" calcext:value-type="float">
            <text:p>126078</text:p>
          </table:table-cell>
          <table:table-cell office:value-type="float" office:value="125860" calcext:value-type="float">
            <text:p>125860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35695" calcext:value-type="float">
            <text:p>35695</text:p>
          </table:table-cell>
          <table:table-cell office:value-type="float" office:value="35665" calcext:value-type="float">
            <text:p>356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7070" calcext:value-type="float">
            <text:p>27070</text:p>
          </table:table-cell>
          <table:table-cell office:value-type="float" office:value="27052" calcext:value-type="float">
            <text:p>27052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M25]/([.E25]+[.I25]+[.M25])" office:value-type="percentage" office:value="0.0676691729323308" calcext:value-type="percentage">
            <text:p>6.77%</text:p>
          </table:table-cell>
        </table:table-row>
        <table:table-row table:style-name="ro1">
          <table:table-cell office:value-type="string" calcext:value-type="string">
            <text:p>8:eb:74:bc:c:b0</text:p>
          </table:table-cell>
          <table:table-cell office:value-type="float" office:value="8" calcext:value-type="float">
            <text:p>8</text:p>
          </table:table-cell>
          <table:table-cell office:value-type="float" office:value="154535" calcext:value-type="float">
            <text:p>154535</text:p>
          </table:table-cell>
          <table:table-cell office:value-type="float" office:value="154295" calcext:value-type="float">
            <text:p>154295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47030" calcext:value-type="float">
            <text:p>47030</text:p>
          </table:table-cell>
          <table:table-cell office:value-type="float" office:value="47009" calcext:value-type="float">
            <text:p>4700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7105" calcext:value-type="float">
            <text:p>27105</text:p>
          </table:table-cell>
          <table:table-cell office:value-type="float" office:value="27085" calcext:value-type="float">
            <text:p>2708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M26]/([.E26]+[.I26]+[.M26])" office:value-type="percentage" office:value="0.0711743772241993" calcext:value-type="percentage">
            <text:p>7.12%</text:p>
          </table:table-cell>
        </table:table-row>
        <table:table-row table:style-name="ro1">
          <table:table-cell office:value-type="string" calcext:value-type="string">
            <text:p>dc:ef:9:ff:5d:b0</text:p>
          </table:table-cell>
          <table:table-cell office:value-type="float" office:value="8" calcext:value-type="float">
            <text:p>8</text:p>
          </table:table-cell>
          <table:table-cell office:value-type="float" office:value="169484" calcext:value-type="float">
            <text:p>169484</text:p>
          </table:table-cell>
          <table:table-cell office:value-type="float" office:value="169273" calcext:value-type="float">
            <text:p>169273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float" office:value="53834" calcext:value-type="float">
            <text:p>53834</text:p>
          </table:table-cell>
          <table:table-cell office:value-type="float" office:value="53790" calcext:value-type="float">
            <text:p>5379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0260" calcext:value-type="float">
            <text:p>30260</text:p>
          </table:table-cell>
          <table:table-cell office:value-type="float" office:value="30243" calcext:value-type="float">
            <text:p>3024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M27]/([.E27]+[.I27]+[.M27])" office:value-type="percentage" office:value="0.0625" calcext:value-type="percentage">
            <text:p>6.25%</text:p>
          </table:table-cell>
        </table:table-row>
        <table:table-row table:style-name="ro1">
          <table:table-cell office:value-type="string" calcext:value-type="string">
            <text:p>dc:ef:9:ff:5e:20</text:p>
          </table:table-cell>
          <table:table-cell office:value-type="float" office:value="8" calcext:value-type="float">
            <text:p>8</text:p>
          </table:table-cell>
          <table:table-cell office:value-type="float" office:value="185089" calcext:value-type="float">
            <text:p>185089</text:p>
          </table:table-cell>
          <table:table-cell office:value-type="float" office:value="184884" calcext:value-type="float">
            <text:p>18488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48163" calcext:value-type="float">
            <text:p>48163</text:p>
          </table:table-cell>
          <table:table-cell office:value-type="float" office:value="48130" calcext:value-type="float">
            <text:p>4813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29638" calcext:value-type="float">
            <text:p>29638</text:p>
          </table:table-cell>
          <table:table-cell office:value-type="float" office:value="29627" calcext:value-type="float">
            <text:p>29627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M28]/([.E28]+[.I28]+[.M28])" office:value-type="percentage" office:value="0.0441767068273092" calcext:value-type="percentage">
            <text:p>4.42%</text:p>
          </table:table-cell>
        </table:table-row>
        <table:table-row table:style-name="ro1">
          <table:table-cell office:value-type="string" calcext:value-type="string">
            <text:p>dc:ef:9:ff:5d:90</text:p>
          </table:table-cell>
          <table:table-cell office:value-type="float" office:value="8" calcext:value-type="float">
            <text:p>8</text:p>
          </table:table-cell>
          <table:table-cell office:value-type="float" office:value="174766" calcext:value-type="float">
            <text:p>174766</text:p>
          </table:table-cell>
          <table:table-cell office:value-type="float" office:value="174565" calcext:value-type="float">
            <text:p>174565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50722" calcext:value-type="float">
            <text:p>50722</text:p>
          </table:table-cell>
          <table:table-cell office:value-type="float" office:value="50695" calcext:value-type="float">
            <text:p>5069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807" calcext:value-type="float">
            <text:p>30807</text:p>
          </table:table-cell>
          <table:table-cell office:value-type="float" office:value="30798" calcext:value-type="float">
            <text:p>3079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M29]/([.E29]+[.I29]+[.M29])" office:value-type="percentage" office:value="0.0379746835443038" calcext:value-type="percentage">
            <text:p>3.80%</text:p>
          </table:table-cell>
        </table:table-row>
        <table:table-row table:style-name="ro1">
          <table:table-cell office:value-type="string" calcext:value-type="string">
            <text:p>dc:ef:9:ff:5d:70</text:p>
          </table:table-cell>
          <table:table-cell office:value-type="float" office:value="8" calcext:value-type="float">
            <text:p>8</text:p>
          </table:table-cell>
          <table:table-cell office:value-type="float" office:value="176433" calcext:value-type="float">
            <text:p>176433</text:p>
          </table:table-cell>
          <table:table-cell office:value-type="float" office:value="176238" calcext:value-type="float">
            <text:p>176238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52682" calcext:value-type="float">
            <text:p>52682</text:p>
          </table:table-cell>
          <table:table-cell office:value-type="float" office:value="52655" calcext:value-type="float">
            <text:p>52655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30270" calcext:value-type="float">
            <text:p>30270</text:p>
          </table:table-cell>
          <table:table-cell office:value-type="float" office:value="30253" calcext:value-type="float">
            <text:p>30253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M30]/([.E30]+[.I30]+[.M30])" office:value-type="percentage" office:value="0.0711297071129707" calcext:value-type="percentage">
            <text:p>7.11%</text:p>
          </table:table-cell>
        </table:table-row>
        <table:table-row table:style-name="ro1">
          <table:table-cell office:value-type="string" calcext:value-type="string">
            <text:p>fc:4a:e9:9:ee:fb</text:p>
          </table:table-cell>
          <table:table-cell office:value-type="float" office:value="8" calcext:value-type="float">
            <text:p>8</text:p>
          </table:table-cell>
          <table:table-cell office:value-type="float" office:value="156874" calcext:value-type="float">
            <text:p>156874</text:p>
          </table:table-cell>
          <table:table-cell office:value-type="float" office:value="156691" calcext:value-type="float">
            <text:p>156691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43832" calcext:value-type="float">
            <text:p>43832</text:p>
          </table:table-cell>
          <table:table-cell office:value-type="float" office:value="43787" calcext:value-type="float">
            <text:p>43787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7446" calcext:value-type="float">
            <text:p>27446</text:p>
          </table:table-cell>
          <table:table-cell office:value-type="float" office:value="27437" calcext:value-type="float">
            <text:p>27437</text:p>
          </table:table-cell>
          <table:table-cell office:value-type="float" office:value="9" calcext:value-type="float">
            <text:p>9</text:p>
          </table:table-cell>
          <table:table-cell/>
          <table:table-cell table:formula="of:=[.M31]/([.E31]+[.I31]+[.M31])" office:value-type="percentage" office:value="0.0379746835443038" calcext:value-type="percentage">
            <text:p>3.80%</text:p>
          </table:table-cell>
        </table:table-row>
        <table:table-row table:style-name="ro1">
          <table:table-cell office:value-type="string" calcext:value-type="string">
            <text:p>8:eb:74:bc:c:98</text:p>
          </table:table-cell>
          <table:table-cell office:value-type="float" office:value="8" calcext:value-type="float">
            <text:p>8</text:p>
          </table:table-cell>
          <table:table-cell office:value-type="float" office:value="163917" calcext:value-type="float">
            <text:p>163917</text:p>
          </table:table-cell>
          <table:table-cell office:value-type="float" office:value="163691" calcext:value-type="float">
            <text:p>163691</text:p>
          </table:table-cell>
          <table:table-cell office:value-type="float" office:value="226" calcext:value-type="float">
            <text:p>226</text:p>
          </table:table-cell>
          <table:table-cell/>
          <table:table-cell office:value-type="float" office:value="48055" calcext:value-type="float">
            <text:p>48055</text:p>
          </table:table-cell>
          <table:table-cell office:value-type="float" office:value="48035" calcext:value-type="float">
            <text:p>480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5817" calcext:value-type="float">
            <text:p>25817</text:p>
          </table:table-cell>
          <table:table-cell office:value-type="float" office:value="25808" calcext:value-type="float">
            <text:p>25808</text:p>
          </table:table-cell>
          <table:table-cell office:value-type="float" office:value="9" calcext:value-type="float">
            <text:p>9</text:p>
          </table:table-cell>
          <table:table-cell/>
          <table:table-cell table:formula="of:=[.M32]/([.E32]+[.I32]+[.M32])" office:value-type="percentage" office:value="0.0352941176470588" calcext:value-type="percentage">
            <text:p>3.53%</text:p>
          </table:table-cell>
        </table:table-row>
        <table:table-row table:style-name="ro1">
          <table:table-cell office:value-type="string" calcext:value-type="string">
            <text:p>8:eb:74:bc:c:14</text:p>
          </table:table-cell>
          <table:table-cell office:value-type="float" office:value="8" calcext:value-type="float">
            <text:p>8</text:p>
          </table:table-cell>
          <table:table-cell office:value-type="float" office:value="157835" calcext:value-type="float">
            <text:p>157835</text:p>
          </table:table-cell>
          <table:table-cell office:value-type="float" office:value="157620" calcext:value-type="float">
            <text:p>157620</text:p>
          </table:table-cell>
          <table:table-cell office:value-type="float" office:value="215" calcext:value-type="float">
            <text:p>215</text:p>
          </table:table-cell>
          <table:table-cell/>
          <table:table-cell office:value-type="float" office:value="49887" calcext:value-type="float">
            <text:p>49887</text:p>
          </table:table-cell>
          <table:table-cell office:value-type="float" office:value="49853" calcext:value-type="float">
            <text:p>49853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6453" calcext:value-type="float">
            <text:p>26453</text:p>
          </table:table-cell>
          <table:table-cell office:value-type="float" office:value="26436" calcext:value-type="float">
            <text:p>26436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M33]/([.E33]+[.I33]+[.M33])" office:value-type="percentage" office:value="0.0639097744360902" calcext:value-type="percentage">
            <text:p>6.39%</text:p>
          </table:table-cell>
        </table:table-row>
        <table:table-row table:style-name="ro1">
          <table:table-cell office:value-type="string" calcext:value-type="string">
            <text:p>e0:ca:94:85:79:67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number-columns-repeated="14"/>
          <table:table-cell table:style-name="Default"/>
        </table:table-row>
        <table:table-row table:style-name="ro1">
          <table:table-cell table:number-columns-repeated="14"/>
          <table:table-cell table:formula="of:=([.O4]+[.O9]+[.O12]+[.O14])/4" office:value-type="percentage" office:value="0.0405660726456035" calcext:value-type="percentage">
            <text:p>4.0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8T15:06:10.500179403</dc:date>
    <meta:editing-duration>PT2M47S</meta:editing-duration>
    <meta:editing-cycles>1</meta:editing-cycles>
    <meta:generator>LibreOffice/5.1.6.2$Linux_X86_64 LibreOffice_project/10m0$Build-2</meta:generator>
    <meta:document-statistic meta:table-count="1" meta:cell-count="407" meta:object-count="0"/>
  </office:meta>
</office:document-meta>
</file>